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0c2bd"/>
    </style:style>
    <style:style style:name="P2" style:family="paragraph" style:parent-style-name="Standard">
      <style:text-properties officeooo:rsid="0020c2bd" officeooo:paragraph-rsid="0020c2bd"/>
    </style:style>
    <style:style style:name="P3" style:family="paragraph" style:parent-style-name="Standard">
      <style:text-properties officeooo:rsid="00223e61" officeooo:paragraph-rsid="00223e61"/>
    </style:style>
    <style:style style:name="P4" style:family="paragraph" style:parent-style-name="Standard">
      <style:text-properties officeooo:rsid="0022813a" officeooo:paragraph-rsid="0022813a"/>
    </style:style>
    <style:style style:name="P5" style:family="paragraph" style:parent-style-name="Standard">
      <style:text-properties officeooo:paragraph-rsid="0022813a"/>
    </style:style>
    <style:style style:name="P6" style:family="paragraph" style:parent-style-name="Standard">
      <style:text-properties officeooo:rsid="00243e8c" officeooo:paragraph-rsid="00243e8c"/>
    </style:style>
    <style:style style:name="P7" style:family="paragraph" style:parent-style-name="Standard">
      <style:text-properties officeooo:rsid="00266abe" officeooo:paragraph-rsid="00266abe"/>
    </style:style>
    <style:style style:name="P8" style:family="paragraph" style:parent-style-name="Standard">
      <style:text-properties officeooo:rsid="00275763" officeooo:paragraph-rsid="00275763"/>
    </style:style>
    <style:style style:name="P9" style:family="paragraph" style:parent-style-name="Text_20_body">
      <style:text-properties officeooo:rsid="002b915f" officeooo:paragraph-rsid="002b915f"/>
    </style:style>
    <style:style style:name="P10" style:family="paragraph" style:parent-style-name="Text_20_body">
      <style:text-properties officeooo:rsid="002d10cf" officeooo:paragraph-rsid="002d10cf"/>
    </style:style>
    <style:style style:name="P11" style:family="paragraph" style:parent-style-name="Text_20_body">
      <style:text-properties officeooo:rsid="002d6c69" officeooo:paragraph-rsid="002d6c69"/>
    </style:style>
    <style:style style:name="P12" style:family="paragraph" style:parent-style-name="Standard">
      <style:text-properties officeooo:rsid="0020c2bd" officeooo:paragraph-rsid="0020c2bd"/>
    </style:style>
    <style:style style:name="P13" style:family="paragraph" style:parent-style-name="Standard" style:list-style-name="L1">
      <style:text-properties officeooo:rsid="0020c2bd" officeooo:paragraph-rsid="0020c2bd"/>
    </style:style>
    <style:style style:name="P14" style:family="paragraph" style:parent-style-name="Standard" style:list-style-name="L1">
      <style:text-properties officeooo:rsid="0028ce36" officeooo:paragraph-rsid="0028ce36"/>
    </style:style>
    <style:style style:name="P15" style:family="paragraph" style:parent-style-name="Standard" style:list-style-name="L1">
      <style:text-properties officeooo:rsid="0025b197" officeooo:paragraph-rsid="0025b197"/>
    </style:style>
    <style:style style:name="P16" style:family="paragraph" style:parent-style-name="Standard" style:list-style-name="L2">
      <style:text-properties officeooo:rsid="00223e61" officeooo:paragraph-rsid="00223e61"/>
    </style:style>
    <style:style style:name="P17" style:family="paragraph" style:parent-style-name="Standard" style:list-style-name="L3">
      <style:text-properties officeooo:rsid="00223e61" officeooo:paragraph-rsid="00223e61"/>
    </style:style>
    <style:style style:name="P18" style:family="paragraph" style:parent-style-name="Standard" style:list-style-name="L4">
      <style:text-properties officeooo:rsid="0022813a" officeooo:paragraph-rsid="0022813a"/>
    </style:style>
    <style:style style:name="P19" style:family="paragraph" style:parent-style-name="Standard">
      <style:text-properties officeooo:paragraph-rsid="00266abe"/>
    </style:style>
    <style:style style:name="P20" style:family="paragraph" style:parent-style-name="Text_20_body">
      <style:text-properties officeooo:rsid="0028ce36" officeooo:paragraph-rsid="0028ce36"/>
    </style:style>
    <style:style style:name="P21" style:family="paragraph" style:parent-style-name="Text_20_body">
      <style:text-properties officeooo:rsid="002b34b8" officeooo:paragraph-rsid="002b34b8"/>
    </style:style>
    <style:style style:name="P22" style:family="paragraph" style:parent-style-name="Text_20_body" style:list-style-name="L5">
      <style:text-properties officeooo:paragraph-rsid="002d10cf"/>
    </style:style>
    <style:style style:name="P23" style:family="paragraph" style:parent-style-name="Text_20_body" style:list-style-name="L5">
      <style:text-properties officeooo:rsid="002d10cf" officeooo:paragraph-rsid="002d10cf"/>
    </style:style>
    <style:style style:name="P24" style:family="paragraph" style:parent-style-name="Text_20_body" style:list-style-name="L6">
      <style:text-properties officeooo:rsid="002d10cf" officeooo:paragraph-rsid="002d10cf"/>
    </style:style>
    <style:style style:name="P25" style:family="paragraph" style:parent-style-name="Text_20_body">
      <style:text-properties officeooo:paragraph-rsid="0029367b"/>
    </style:style>
    <style:style style:name="P26" style:family="paragraph" style:parent-style-name="Text_20_body" style:list-style-name="L7">
      <style:text-properties officeooo:rsid="002fa7b5" officeooo:paragraph-rsid="002fa7b5"/>
    </style:style>
    <style:style style:name="P27" style:family="paragraph" style:parent-style-name="Text_20_body">
      <style:text-properties officeooo:paragraph-rsid="002b915f"/>
    </style:style>
    <style:style style:name="P28" style:family="paragraph" style:parent-style-name="Text_20_body" style:list-style-name="L6">
      <style:text-properties officeooo:rsid="0030e2a1" officeooo:paragraph-rsid="0030e2a1"/>
    </style:style>
    <style:style style:name="T1" style:family="text">
      <style:text-properties officeooo:rsid="0020c2bd"/>
    </style:style>
    <style:style style:name="T2" style:family="text">
      <style:text-properties officeooo:rsid="0022813a"/>
    </style:style>
    <style:style style:name="T3" style:family="text">
      <style:text-properties officeooo:rsid="00243e8c"/>
    </style:style>
    <style:style style:name="T4" style:family="text">
      <style:text-properties officeooo:rsid="0025b197"/>
    </style:style>
    <style:style style:name="T5" style:family="text">
      <style:text-properties officeooo:rsid="00266abe"/>
    </style:style>
    <style:style style:name="T6" style:family="text">
      <style:text-properties officeooo:rsid="0029367b"/>
    </style:style>
    <style:style style:name="T7" style:family="text">
      <style:text-properties officeooo:rsid="002b915f"/>
    </style:style>
    <style:style style:name="T8" style:family="text">
      <style:text-properties officeooo:rsid="002d10cf"/>
    </style:style>
    <style:style style:name="T9" style:family="text">
      <style:text-properties officeooo:rsid="002d6c69"/>
    </style:style>
    <style:style style:name="T10" style:family="text">
      <style:text-properties officeooo:rsid="002f5bf0"/>
    </style:style>
    <style:style style:name="T11" style:family="text">
      <style:text-properties officeooo:rsid="002fa7b5"/>
    </style:style>
    <style:style style:name="T12" style:family="text">
      <style:text-properties officeooo:rsid="0030e2a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 guess a</text:span>ll cat owners know the struggle: the moment <text:span text:style-name="T10">you</text:span> sit down and <text:span text:style-name="T1">want to enjoy </text:span><text:span text:style-name="T10">your</text:span><text:span text:style-name="T1"> favorite TV-show, the cat thinks “I need someone to play with me”.<text:line-break/>Would it not be awesome if you could just pull auto your smartphone and start an automagically rotating laser pointer?<text:line-break/>I thought so and </text:span><text:span text:style-name="T10">therefore </text:span><text:span text:style-name="T1">build one. It consist of two motors which can move the </text:span><text:span text:style-name="T10">laser pointer</text:span><text:span text:style-name="T1"> on two axis. One can set via a web-server the degrees which the motor is allowed to rotate.<text:line-break/>If I caught you</text:span><text:span text:style-name="T11">r</text:span><text:span text:style-name="T1"> attention read further and build your own!</text:span></text:p>
      <text:p text:style-name="P1"/>
      <text:p text:style-name="P2">Supplies:</text:p>
      <text:list xml:id="list2350375561" text:style-name="L1">
        <text:list-item>
          <text:p text:style-name="P13">laser pointer</text:p>
        </text:list-item>
        <text:list-item>
          <text:p text:style-name="P13">Uln2003 driver and motor</text:p>
        </text:list-item>
        <text:list-item>
          <text:p text:style-name="P13">Esp8266 D1 mini</text:p>
        </text:list-item>
        <text:list-item>
          <text:p text:style-name="P13">Barrel jack for power input</text:p>
        </text:list-item>
        <text:list-item>
          <text:p text:style-name="P13">Jump-Wire cables</text:p>
        </text:list-item>
        <text:list-item>
          <text:p text:style-name="P14">5V 2A PSU</text:p>
        </text:list-item>
        <text:list-item>
          <text:p text:style-name="P13">Some wood</text:p>
        </text:list-item>
        <text:list-item>
          <text:p text:style-name="P15">1x M4×10 screw and nut</text:p>
        </text:list-item>
        <text:list-item>
          <text:p text:style-name="P15">2x M4×20 screw, nut and washer</text:p>
        </text:list-item>
      </text:list>
      <text:p text:style-name="P2"/>
      <text:p text:style-name="P2">Tools:</text:p>
      <text:list xml:id="list872700417" text:style-name="L2">
        <text:list-item>
          <text:p text:style-name="P16">3D printer</text:p>
        </text:list-item>
      </text:list>
      <text:list xml:id="list1525586616" text:style-name="L3">
        <text:list-item>
          <text:p text:style-name="P17">basic wood working tools</text:p>
        </text:list-item>
      </text:list>
      <text:p text:style-name="P3"/>
      <text:p text:style-name="P4">Files:</text:p>
      <text:list xml:id="list218596651" text:style-name="L4">
        <text:list-item>
          <text:p text:style-name="P18">motor mounts</text:p>
        </text:list-item>
      </text:list>
      <text:p text:style-name="P4"/>
      <text:p text:style-name="P6">Firmware repo</text:p>
      <text:p text:style-name="P4"/>
      <text:p text:style-name="P3"/>
      <text:h text:style-name="Heading_20_1" text:outline-level="1">1 Building <text:span text:style-name="T4">and assembling</text:span> the necessary parts</text:h>
      <text:p text:style-name="P5"><text:span text:style-name="T2">First we need to print the mount</text:span><text:span text:style-name="T6">s</text:span><text:span text:style-name="T2"> for the motors. To do this print the files which were mentioned in the introduction.<text:line-break/></text:span><text:span text:style-name="T3">A little bit harder will be the making of the base case. I made the case out of wood </text:span><text:span text:style-name="T11">to provide more structural rigidity (and I think it looks nicer too). The base case</text:span><text:span text:style-name="T3"> </text:span><text:span text:style-name="T11">has</text:span><text:span text:style-name="T3"> one large hole on the top and a small one on the side. The large hole is for the stepper motor and the small one for the power input. </text:span><text:span text:style-name="T5">Make sure that the </text:span><text:span text:style-name="T11">motor-</text:span><text:span text:style-name="T5">hole is large enough to fit the cables of two stepper motors and also </text:span><text:span text:style-name="T11">the</text:span><text:span text:style-name="T5"> two wires of the laser pointer </text:span><text:span text:style-name="T11">(they need space to move freely as the wires will move due to the rotation)</text:span><text:span text:style-name="T5">.</text:span></text:p>
      <text:p text:style-name="P7">Now it is time to assemble it. First put the laser pointer in the mount and use the M4x10 screw and nut to fix it in place.<text:line-break/>Next up is the power jack. Put it in the small hole and fasten it with its nut.<text:line-break/>The first motor has to be put in the 3D printed mount and secured with the two <text:span text:style-name="T4">M4×20 screw</text:span>s<text:span text:style-name="T4">, nut</text:span>s<text:span text:style-name="T4"> and washer</text:span>s.</text:p>
      <text:p text:style-name="P19"><text:span text:style-name="T5">In the second last step the </text:span><text:span text:style-name="T11">other</text:span><text:span text:style-name="T5"> motor has to be placed in the large hole of the wood case while routing all the cables through </text:span><text:span text:style-name="T11">the hole</text:span><text:span text:style-name="T5"> too.</text:span></text:p>
      <text:p text:style-name="P19"><text:span text:style-name="T11">F</text:span><text:span text:style-name="T5">inally put the motors in the</text:span><text:span text:style-name="T11">ir</text:span><text:span text:style-name="T5"> holes </text:span><text:span text:style-name="T11">and also stick them together</text:span><text:span text:style-name="T5">. If they do not fit tightly put some hot glue on them </text:span><text:span text:style-name="T11">to secure everything in place</text:span><text:span text:style-name="T5">.</text:span></text:p>
      <text:p text:style-name="P8">Hint:</text:p>
      <text:p text:style-name="P8"><text:soft-page-break/>Double check that the cables have enough space to move while the motors are rotating.</text:p>
      <text:h text:style-name="Heading_20_1" text:outline-level="1">2 Connecting the electronics</text:h>
      <text:p text:style-name="P20">The motor which rotates the laser pointer needs to be connected to the pins D5, D6, D7 and D0 of the esp. The pins of the other motor need to be connected to the pins D1, D2, D3 and D4. Also do not forget to connect the 5V and GND of both motors, the ESP and the laser pointer to the barrel jack. </text:p>
      <text:h text:style-name="Heading_20_1" text:outline-level="1">3 Flashing the Firmware</text:h>
      <text:p text:style-name="P25"><text:span text:style-name="T6">To flash the firmware download it from my github repository. You need to rename the file “REMOVE_credentials.h” in the “src” folder to <text:s/>“credentials.h”. And </text:span><text:span text:style-name="T11">replace “YOUR SSID” and “YOUR PWD”</text:span><text:span text:style-name="T6"> in this file <text:s/></text:span><text:span text:style-name="T11">with</text:span><text:span text:style-name="T6"> your wifi SSID and password.<text:line-break/>After completing this first step you have to upload the file system to the esp and than compile and upload the software.</text:span></text:p>
      <text:p text:style-name="P21">Because the procedure of flashing does differ from software to software you are on your own regarding this point. <text:span text:style-name="T11">But here are guides for Visual Studio Code using PlatformIO:</text:span></text:p>
      <text:list xml:id="list3145358329" text:style-name="L7">
        <text:list-item>
          <text:p text:style-name="P26">upload filesystem <text:span text:style-name="T12">(https://docs.platformio.org/en/latest/platforms/espressif8266.html#uploading-files-to-file-system-spiffs)</text:span></text:p>
        </text:list-item>
        <text:list-item>
          <text:p text:style-name="P26">flash firmware <text:span text:style-name="T12">(https://docs.platformio.org/en/latest/integration/ide/vscode.html#quick-start)</text:span></text:p>
        </text:list-item>
      </text:list>
      <text:h text:style-name="Heading_20_1" text:outline-level="1">4 Using the Device</text:h>
      <text:p text:style-name="P27"><text:span text:style-name="T7">Finally we have reached the point where we can use the device!<text:line-break/></text:span><text:span text:style-name="T8">When the esp is powered up and you visit its IP-address you will see an interface like the image </text:span><text:span text:style-name="T12">shown </text:span><text:span text:style-name="T8">here. There is basically </text:span><text:span text:style-name="T12">just </text:span><text:span text:style-name="T8">one mode. This moves the motors randomly around. However you can limit their movement.<text:line-break/>First</text:span><text:span text:style-name="T9">ly,</text:span><text:span text:style-name="T8"> one starts the movement by pressing the “ON”-button and stops </text:span><text:span text:style-name="T12">it</text:span><text:span text:style-name="T8"> with the “OFF” button. </text:span><text:span text:style-name="T12">This button also stops other movements.</text:span><text:span text:style-name="T8"><text:line-break/>The “LEFT”-button moves the matching motor “left” and the “RIGHT”-button “right”.<text:line-break/>You can limit the movement for every motor like the following:</text:span></text:p>
      <text:list xml:id="list329383221" text:style-name="L5">
        <text:list-item>
          <text:p text:style-name="P23">press “LEFT” for the motor you want to limit</text:p>
        </text:list-item>
        <text:list-item>
          <text:p text:style-name="P22"><text:span text:style-name="T8">wait until the motor reaches the position you want to </text:span><text:span text:style-name="T12">set</text:span><text:span text:style-name="T8"> and press “OFF”</text:span></text:p>
        </text:list-item>
        <text:list-item>
          <text:p text:style-name="P23">press the “MINIMUM” button of the motor, this sets the current position as the origin</text:p>
        </text:list-item>
        <text:list-item>
          <text:p text:style-name="P23">now press “RIGHT” of the same motor and wait until it reaches the second position </text:p>
        </text:list-item>
        <text:list-item>
          <text:p text:style-name="P22"><text:span text:style-name="T8">press “MAXIMUM” this saves the current position as the </text:span><text:span text:style-name="T9">end</text:span><text:span text:style-name="T8"> </text:span><text:span text:style-name="T9">point</text:span></text:p>
        </text:list-item>
        <text:list-item>
          <text:p text:style-name="P23">press on and the motor will only move in the set bounds</text:p>
        </text:list-item>
      </text:list>
      <text:p text:style-name="P11"><text:soft-page-break/>The origin and the endpoint are the maximum values the motor can move to and thus limiting the rotation.</text:p>
      <text:p text:style-name="P10">Some notes:</text:p>
      <text:list xml:id="list1079769875" text:style-name="L6">
        <text:list-item>
          <text:p text:style-name="P24">When power is removed from the esp the calibration has to be redone</text:p>
        </text:list-item>
        <text:list-item>
          <text:p text:style-name="P28">watch out that the cables always have enough space to move around</text:p>
        </text:list-item>
      </text:list>
      <text:h text:style-name="Heading_20_1" text:outline-level="1">5 Watch uninterrupted your TV show</text:h>
      <text:p text:style-name="Text_20_body">​Was it worth <text:span text:style-name="T7">all the effort just to watch TV without you</text:span><text:span text:style-name="T12">r</text:span><text:span text:style-name="T7"> cat?<text:line-break/>Maybe not.<text:line-break/>Can this device help bring some joy to your cat?</text:span></text:p>
      <text:p text:style-name="P9">I hope so.</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3T04:17:18.214000000</meta:creation-date>
    <meta:generator>LibreOffice/6.4.3.2$Windows_X86_64 LibreOffice_project/747b5d0ebf89f41c860ec2a39efd7cb15b54f2d8</meta:generator>
    <dc:date>2020-06-23T23:04:27.068000000</dc:date>
    <meta:editing-duration>PT10H24M57S</meta:editing-duration>
    <meta:editing-cycles>8</meta:editing-cycles>
    <meta:document-statistic meta:table-count="0" meta:image-count="0" meta:object-count="0" meta:page-count="3" meta:paragraph-count="46" meta:word-count="860" meta:character-count="4669" meta:non-whitespace-character-count="3871"/>
  </office:meta>
</office:document-meta>
</file>